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E000000F7FABB174F7157910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8f9fa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https://educacionadistancia.juntadeandalucia.es/centros/cadiz/mod/assign/view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yui_3_17_2_1_1698783050728_649">
        <text:section text:style-name="Sect2" text:name="intro">
          <text:section text:style-name="Sect2" text:name="yui_3_17_2_1_1698783050728_648">
            <text:section text:style-name="Sect2" text:name="yui_3_17_2_1_1698783050728_647">
              <text:p text:style-name="Text_20_body"><draw:frame draw:style-name="fr1" draw:name="Imagen1" text:anchor-type="char" svg:width="16.603cm" svg:height="4.279cm" draw:z-index="0"><draw:image xlink:href="Pictures/10000001000003BE000000F7FABB174F7157910D.png" xlink:type="simple" xlink:show="embed" xlink:actuate="onLoad" draw:mime-type="image/png"/></draw:frame></text:p>
            </text:section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397cm" fo:margin-top="0cm" fo:margin-bottom="0.247cm" style:contextual-spacing="false" fo:line-height="115%" fo:text-align="start" style:justify-single-word="false" fo:text-indent="0cm" style:auto-text-indent="false" style:writing-mode="lr-tb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9:49:46.383941048</meta:creation-date>
    <dc:date>2023-11-07T17:30:02.016686785</dc:date>
    <meta:editing-duration>PT5M6S</meta:editing-duration>
    <meta:editing-cycles>12</meta:editing-cycles>
    <meta:generator>LibreOffice/7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